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FIDAVIT IN SUPPORT OF SEARCH WARRANT APPLICATION</text:p>
      <text:p text:style-name="P1"/>
      <text:p text:style-name="P2"><text:tab/>I am currently assigned to the Department of Homeland Security where I am investigating the AIDEN satellite; its failure which destabilized observation of the Pacific Rim Surveillance Grid, and its decent from orbit.</text:p>
      <text:p text:style-name="P2"><text:tab/>This affidavit is in support for a warrant to provide law enforcement with any and all means of gaining access to the hard drive of the personal computer for Andrew Davidson, member of the Cyber-Crime Joint Task Force, and Cyber-Terrorism Unit of the Department of Homeland Security.</text:p>
      <text:p text:style-name="P2"/>
      <text:p text:style-name="P1">FACTUAL BACKGROUND</text:p>
      <text:p text:style-name="P1"><text:s/></text:p>
      <text:p text:style-name="P2"><text:tab/>This case involves Andrew Davidson as a prime suspect of the AIDEN satellite investigation. Charlotte Bryan is an employee for Nethken and has been communicating with the DHS group that Andrew Davidson is a member. Charlotte stated that in and email, Andrew asked Charlotte for schematics of the AIDEN satellite. In an interview conducted by Agent Corbett, Andrew Davidson states that he did have communication with Charlotte Bryan, but did not ask for the schematics of the AIDEN satellite. <text:s/>Andrews lying over interview gives us the probable cause for warrant. </text:p>
      <text:p text:style-name="P2"><text:tab/>The warrant will allow access to to Andrew Davidson's hard drive of his personal computer, including all documents regarding the schematics, that might include text, email, images, and other files that mights have been sent to his computer. <text:s/>This would be investigated throughly and will be limited to the dates of July 27-Aug 1, 2012. <text:s/>With this we expect to find any text or images of the schematics of the AIDEN satellite. <text:s/></text:p>
      <text:p text:style-name="P2"><text:tab/>18 USC section 1030 (A) 1 would have been broken if any text or image of the AIDEN satellite was found while investigating Andrew Davidson's personal computer. <text:s/>This law includes accessing a computer and obtaining national security information. This is the law that is suspected to have been brok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AFFIDAVIT IN SUPPORT OF SEARCH WARRANT APPLICATION</text:p>
      <text:p text:style-name="P1"/>
      <text:p text:style-name="P2"><text:tab/>I am currently assigned to the Department of Homeland Security where I am investigating the AIDEN satellite; its failure which destabilized observation of the Pacific Rim Surveillance Grid, and its decent from orbit.</text:p>
      <text:p text:style-name="P2"><text:tab/>This affidavit is in support for a warrant to provide law enforcement with any and all means of gaining access to the email in personal email accounts for Andrew Davidson, member of the Cyber-Crime Joint Task Force, and Cyber-Terrorism Unit of the Department of Homeland Security.</text:p>
      <text:p text:style-name="P2"/>
      <text:p text:style-name="P1">FACTUAL BACKGROUND</text:p>
      <text:p text:style-name="P1"><text:s/></text:p>
      <text:p text:style-name="P2"><text:tab/>This case involves Andrew Davidson as a prime suspect of the AIDEN satellite investigation. Charlotte Bryan is an employee for Nethken and has been communicating with the DHS group that Andrew Davidson is a member. Charlotte stated that in and email, Andrew asked Charlotte for schematics of the AIDEN satellite. In an interview conducted by Agent Corbett, Andrew Davidson states that he did have communication with Charlotte Bryan, but did not ask for the schematics of the AIDEN satellite. <text:s/>Andrews lying over interview gives us the probable cause for warrant. </text:p>
      <text:p text:style-name="P2"><text:tab/>The warrant will allow access to to Andrew Davidson's email in personal email accounts, including all emails regarding the schematics, that might include text, images, and other files that might have been sent to or have been on to his email in personal email accounts. <text:s/>This would be investigated throughly and will be limited to the dates of July 27-Aug 1, 2012. <text:s/>With this we expect to find emails including any text or images of the schematics of the AIDEN satellite. <text:s/></text:p>
      <text:p text:style-name="P2"><text:tab/>18 USC section 1030 (A) 1 would have been broken if any text or image of the AIDEN satellite was found while investigating Andrew Davidson's personal computer. <text:s/>This law includes accessing a computer and obtaining national security information. This is the law that is suspected to have been bro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mputer </meta:initial-creator>
    <meta:creation-date>2012-07-27T19:34:00</meta:creation-date>
    <dc:date>2012-07-27T20:33:09</dc:date>
    <dc:creator>computer </dc:creator>
    <meta:editing-duration>PT00H11M48S</meta:editing-duration>
    <meta:editing-cycles>3</meta:editing-cycles>
    <meta:generator>OpenOffice.org/3.2$Unix OpenOffice.org_project/320m12$Build-9483</meta:generator>
    <meta:document-statistic meta:table-count="0" meta:image-count="0" meta:object-count="0" meta:page-count="2" meta:paragraph-count="16" meta:word-count="608" meta:character-count="3767"/>
  </office:meta>
</office:document-meta>
</file>